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dffdd" draw:textarea-horizontal-align="justify" draw:textarea-vertical-align="middle" draw:auto-grow-height="false" fo:min-height="5.1cm" fo:min-width="9.6cm"/>
    </style:style>
    <style:style style:name="gr2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2.1cm" fo:min-width="9.6cm"/>
    </style:style>
    <style:style style:name="gr3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3.3cm" fo:min-width="9.6cm"/>
    </style:style>
    <style:style style:name="gr4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1.9cm" fo:min-width="9.6cm"/>
    </style:style>
    <style:style style:name="gr5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6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solid" draw:fill-color="#ffdddd" draw:textarea-horizontal-align="left" draw:textarea-vertical-align="middle" fo:min-height="0.452cm"/>
    </style:style>
    <style:style style:name="gr8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solid" draw:fill-color="#ffdddd" draw:textarea-horizontal-align="left" draw:textarea-vertical-align="middle" fo:min-height="0.559cm"/>
    </style:style>
    <style:style style:name="gr10" style:family="graphic" style:parent-style-name="standard">
      <style:graphic-properties draw:stroke="none" svg:stroke-color="#000000" draw:fill="solid" draw:fill-color="#ddffdd" draw:textarea-horizontal-align="left" draw:textarea-vertical-align="middle" fo:min-height="0.559cm"/>
    </style:style>
    <style:style style:name="gr11" style:family="graphic" style:parent-style-name="standard">
      <style:graphic-properties draw:stroke="none" svg:stroke-color="#000000" draw:fill="solid" draw:fill-color="#ddffdd" draw:textarea-horizontal-align="left" draw:textarea-vertical-align="middle" fo:min-height="0.457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fo:min-height="0.763cm"/>
    </style:style>
    <style:style style:name="gr13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22cm" fo:min-width="7.187cm" fo:wrap-option="no-wrap"/>
    </style:style>
    <style:style style:name="gr14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gr15" style:family="graphic" style:parent-style-name="objectwithoutfill">
      <style:graphic-properties draw:stroke="dash" draw:stroke-dash="Fine_20_Dashed" svg:stroke-width="0.04cm" svg:stroke-color="#491d74" draw:marker-start-width="0.32cm" draw:marker-end-width="0.32cm" draw:fill="none" draw:textarea-vertical-align="middle" fo:padding-top="0.02cm" fo:padding-bottom="0.02cm" fo:padding-left="0.02cm" fo:padding-right="0.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fo:min-height="0.4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fo:min-height="0.695cm"/>
    </style:style>
    <style:style style:name="P1" style:family="paragraph">
      <loext:graphic-properties draw:fill="solid" draw:fill-color="#ddffdd"/>
      <style:paragraph-properties fo:text-align="center"/>
    </style:style>
    <style:style style:name="P2" style:family="paragraph">
      <loext:graphic-properties draw:fill="solid" draw:fill-color="#ffdddd"/>
      <style:paragraph-properties fo:text-align="center"/>
    </style:style>
    <style:style style:name="P3" style:family="paragraph">
      <loext:graphic-properties draw:fill="solid" draw:fill-color="#c5ccdd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8pt"/>
    </style:style>
    <style:style style:name="P5" style:family="paragraph">
      <loext:graphic-properties draw:fill="solid" draw:fill-color="#ffdddd"/>
      <style:text-properties style:font-name="Lucida Console" fo:font-size="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dddd"/>
      <style:paragraph-properties fo:text-align="start"/>
      <style:text-properties style:font-name="Lucida Console" fo:font-size="8pt" style:font-size-asian="18pt" style:font-size-complex="18pt"/>
    </style:style>
    <style:style style:name="P8" style:family="paragraph">
      <loext:graphic-properties draw:fill="solid" draw:fill-color="#ddffdd"/>
      <style:text-properties style:font-name="Lucida Console" fo:font-size="8pt" style:font-size-asian="18pt" style:font-size-complex="18pt"/>
    </style:style>
    <style:style style:name="P9" style:family="paragraph">
      <loext:graphic-properties draw:fill="solid" draw:fill-color="#ddffdd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text-properties style:font-name="Times New Roman1" fo:font-size="10pt" fo:font-style="italic" fo:font-weight="bold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dd"/>
      <style:paragraph-properties fo:text-align="center"/>
      <style:text-properties style:font-name="Times New Roman2" fo:font-size="8pt" fo:font-style="normal" style:font-size-asian="18pt" style:font-style-asian="normal" style:font-size-complex="18pt" style:font-style-complex="normal"/>
    </style:style>
    <style:style style:name="P13" style:family="paragraph">
      <loext:graphic-properties draw:fill="solid" draw:fill-color="#ffffdd"/>
      <style:paragraph-properties fo:text-align="center"/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P14" style:family="paragraph">
      <style:paragraph-properties style:writing-mode="lr-tb"/>
    </style:style>
    <style:style style:name="P15" style:family="paragraph">
      <loext:graphic-properties draw:fill="solid" draw:fill-color="#ffdddd"/>
      <style:paragraph-properties style:writing-mode="lr-tb"/>
      <style:text-properties style:font-name="Lucida Console" fo:font-size="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writing-mode="lr-tb">
        <style:tab-stops/>
      </style:paragraph-properties>
      <style:text-properties fo:color="#491d74" fo:font-size="9pt" fo:font-weight="normal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>
        <style:tab-stops/>
      </style:paragraph-properties>
      <style:text-properties fo:color="#491d74" style:font-name="Times New Roman1" fo:font-size="9pt" fo:font-style="italic" fo:font-weight="normal" style:font-size-asian="18pt" style:font-size-complex="18pt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10pt" fo:font-style="italic" fo:font-weight="bold" style:font-size-asian="18pt" style:font-size-complex="18pt"/>
    </style:style>
    <style:style style:name="T4" style:family="text"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5" style:family="text">
      <style:text-properties style:font-name="Times New Roman2" fo:font-size="8pt" fo:font-style="normal" style:font-size-asian="18pt" style:font-style-asian="normal" style:font-size-complex="18pt" style:font-style-complex="normal"/>
    </style:style>
    <style:style style:name="T6" style:family="text">
      <style:text-properties style:font-name="Times New Roman1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cm" svg:height="5.1cm" svg:x="4.5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6cm" svg:height="2.1cm" svg:x="4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6cm" svg:height="3.3cm" svg:x="4.5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9.6cm" svg:height="1.9cm" svg:x="4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6cm" svg:height="1.5cm" svg:x="4.6cm" svg:y="2.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7.8cm" svg:y1="4.5cm" svg:x2="5.4cm" svg:y2="4.5cm">
          <text:p/>
        </draw:line>
        <draw:frame draw:style-name="gr7" draw:text-style-name="P5" draw:layer="layout" svg:width="1.4cm" svg:height="0.452cm" svg:x="5.7cm" svg:y="4.273cm">
          <draw:text-box>
            <text:p><text:span text:style-name="T1">src/app/</text:span></text:p>
          </draw:text-box>
        </draw:frame>
        <draw:line draw:style-name="gr8" draw:text-style-name="P4" draw:layer="layout" svg:x1="7.8cm" svg:y1="14.2cm" svg:x2="5.4cm" svg:y2="14.2cm">
          <text:p/>
        </draw:line>
        <draw:line draw:style-name="gr6" draw:text-style-name="P4" draw:layer="layout" svg:x1="7.8cm" svg:y1="6.879cm" svg:x2="5.4cm" svg:y2="6.879cm">
          <text:p/>
        </draw:line>
        <draw:frame draw:style-name="gr9" draw:text-style-name="P7" draw:layer="layout" svg:width="1.6cm" svg:height="0.559cm" svg:x="5.744cm" svg:y="13.926cm">
          <draw:text-box>
            <text:p text:style-name="P6"><text:span text:style-name="T1">src/sync/</text:span></text:p>
          </draw:text-box>
        </draw:frame>
        <draw:frame draw:style-name="gr10" draw:text-style-name="P8" draw:layer="layout" svg:width="1.8cm" svg:height="0.559cm" svg:x="5.7cm" svg:y="6.6cm">
          <draw:text-box>
            <text:p><text:span text:style-name="T1">src/tails/</text:span></text:p>
          </draw:text-box>
        </draw:frame>
        <draw:line draw:style-name="gr6" draw:text-style-name="P4" draw:layer="layout" svg:x1="7.8cm" svg:y1="5.3cm" svg:x2="7.8cm" svg:y2="4.5cm">
          <text:p/>
        </draw:line>
        <draw:line draw:style-name="gr6" draw:text-style-name="P4" draw:layer="layout" svg:x1="8.2cm" svg:y1="4.856cm" svg:x2="7.8cm" svg:y2="4.856cm">
          <text:p/>
        </draw:line>
        <draw:line draw:style-name="gr6" draw:text-style-name="P4" draw:layer="layout" svg:x1="9.3cm" svg:y1="5.3cm" svg:x2="7.8cm" svg:y2="5.3cm">
          <text:p/>
        </draw:line>
        <draw:frame draw:style-name="gr9" draw:text-style-name="P5" draw:layer="layout" svg:width="0.7cm" svg:height="0.559cm" svg:x="8.2cm" svg:y="5.041cm">
          <draw:text-box>
            <text:p><text:span text:style-name="T1">log/</text:span></text:p>
          </draw:text-box>
        </draw:frame>
        <draw:line draw:style-name="gr6" draw:text-style-name="P4" draw:layer="layout" svg:x1="9.3cm" svg:y1="5.7cm" svg:x2="9.3cm" svg:y2="5.3cm">
          <text:p/>
        </draw:line>
        <draw:frame draw:style-name="gr9" draw:text-style-name="P5" draw:layer="layout" svg:width="1.378cm" svg:height="0.559cm" svg:x="8.222cm" svg:y="4.571cm">
          <draw:text-box>
            <text:p><text:span text:style-name="T1">views.py</text:span></text:p>
          </draw:text-box>
        </draw:frame>
        <draw:line draw:style-name="gr6" draw:text-style-name="P4" draw:layer="layout" svg:x1="9.7cm" svg:y1="5.7cm" svg:x2="9.3cm" svg:y2="5.7cm">
          <text:p/>
        </draw:line>
        <draw:frame draw:style-name="gr9" draw:text-style-name="P5" draw:layer="layout" svg:width="2.278cm" svg:height="0.559cm" svg:x="9.722cm" svg:y="5.415cm">
          <draw:text-box>
            <text:p><text:span text:style-name="T1">von_tails.log</text:span></text:p>
          </draw:text-box>
        </draw:frame>
        <draw:line draw:style-name="gr6" draw:text-style-name="P4" draw:layer="layout" svg:x1="7.8cm" svg:y1="9.8cm" svg:x2="7.8cm" svg:y2="6.9cm">
          <text:p/>
        </draw:line>
        <draw:line draw:style-name="gr6" draw:text-style-name="P4" draw:layer="layout" svg:x1="9.9cm" svg:y1="7.2cm" svg:x2="7.8cm" svg:y2="7.2cm">
          <text:p/>
        </draw:line>
        <draw:frame draw:style-name="gr10" draw:text-style-name="P9" draw:layer="layout" svg:width="1.1cm" svg:height="0.559cm" svg:x="8.3cm" svg:y="6.915cm">
          <draw:text-box>
            <text:p><text:span text:style-name="T2">cd_id/</text:span></text:p>
          </draw:text-box>
        </draw:frame>
        <draw:line draw:style-name="gr6" draw:text-style-name="P4" draw:layer="layout" svg:x1="9.9cm" svg:y1="8.401cm" svg:x2="9.9cm" svg:y2="7.2cm">
          <text:p/>
        </draw:line>
        <draw:frame draw:style-name="gr10" draw:text-style-name="P9" draw:layer="layout" svg:width="0.6cm" svg:height="0.559cm" svg:x="10.4cm" svg:y="7.701cm">
          <draw:text-box>
            <text:p><text:span text:style-name="T2">...</text:span></text:p>
          </draw:text-box>
        </draw:frame>
        <draw:line draw:style-name="gr6" draw:text-style-name="P4" draw:layer="layout" svg:x1="10.344cm" svg:y1="8.401cm" svg:x2="9.903cm" svg:y2="8.401cm">
          <text:p/>
        </draw:line>
        <draw:frame draw:style-name="gr10" draw:text-style-name="P9" draw:layer="layout" svg:width="3.3cm" svg:height="0.559cm" svg:x="10.408cm" svg:y="8.12cm">
          <draw:text-box>
            <text:p><text:span text:style-name="T2">rr_id -&gt; tails-hash</text:span></text:p>
          </draw:text-box>
        </draw:frame>
        <draw:frame draw:style-name="gr10" draw:text-style-name="P9" draw:layer="layout" svg:width="3.3cm" svg:height="0.559cm" svg:x="10.408cm" svg:y="7.357cm">
          <draw:text-box>
            <text:p><text:span text:style-name="T2">rr_id -&gt; tails-hash</text:span></text:p>
          </draw:text-box>
        </draw:frame>
        <draw:line draw:style-name="gr6" draw:text-style-name="P4" draw:layer="layout" svg:x1="9.908cm" svg:y1="9.82cm" svg:x2="7.808cm" svg:y2="9.82cm">
          <text:p/>
        </draw:line>
        <draw:frame draw:style-name="gr10" draw:text-style-name="P9" draw:layer="layout" svg:width="1.1cm" svg:height="0.559cm" svg:x="8.308cm" svg:y="9.535cm">
          <draw:text-box>
            <text:p><text:span text:style-name="T2">cd_id/</text:span></text:p>
          </draw:text-box>
        </draw:frame>
        <draw:line draw:style-name="gr6" draw:text-style-name="P4" draw:layer="layout" svg:x1="10.344cm" svg:y1="8.024cm" svg:x2="9.903cm" svg:y2="8.024cm">
          <text:p/>
        </draw:line>
        <draw:line draw:style-name="gr6" draw:text-style-name="P4" draw:layer="layout" svg:x1="10.344cm" svg:y1="7.646cm" svg:x2="9.903cm" svg:y2="7.646cm">
          <text:p/>
        </draw:line>
        <draw:frame draw:style-name="gr10" draw:text-style-name="P9" draw:layer="layout" svg:width="0.6cm" svg:height="0.559cm" svg:x="10.408cm" svg:y="10.33cm">
          <draw:text-box>
            <text:p><text:span text:style-name="T2">...</text:span></text:p>
          </draw:text-box>
        </draw:frame>
        <draw:line draw:style-name="gr6" draw:text-style-name="P4" draw:layer="layout" svg:x1="10.352cm" svg:y1="11.02cm" svg:x2="9.911cm" svg:y2="11.02cm">
          <text:p/>
        </draw:line>
        <draw:frame draw:style-name="gr11" draw:text-style-name="P9" draw:layer="layout" svg:width="3.3cm" svg:height="0.457cm" svg:x="10.416cm" svg:y="10.787cm">
          <draw:text-box>
            <text:p><text:span text:style-name="T2">rr_id -&gt; tails-hash</text:span></text:p>
          </draw:text-box>
        </draw:frame>
        <draw:frame draw:style-name="gr10" draw:text-style-name="P9" draw:layer="layout" svg:width="3.3cm" svg:height="0.559cm" svg:x="10.416cm" svg:y="9.964cm">
          <draw:text-box>
            <text:p><text:span text:style-name="T2">rr_id -&gt; tails-hash</text:span></text:p>
          </draw:text-box>
        </draw:frame>
        <draw:line draw:style-name="gr6" draw:text-style-name="P4" draw:layer="layout" svg:x1="10.352cm" svg:y1="10.653cm" svg:x2="9.911cm" svg:y2="10.653cm">
          <text:p/>
        </draw:line>
        <draw:line draw:style-name="gr6" draw:text-style-name="P4" draw:layer="layout" svg:x1="10.352cm" svg:y1="10.253cm" svg:x2="9.911cm" svg:y2="10.253cm">
          <text:p/>
        </draw:line>
        <draw:line draw:style-name="gr6" draw:text-style-name="P4" draw:layer="layout" svg:x1="9.9cm" svg:y1="11.02cm" svg:x2="9.9cm" svg:y2="9.819cm">
          <text:p/>
        </draw:line>
        <draw:line draw:style-name="gr6" draw:text-style-name="P4" draw:layer="layout" svg:x1="9.908cm" svg:y1="8.801cm" svg:x2="7.808cm" svg:y2="8.801cm">
          <text:p/>
        </draw:line>
        <draw:frame draw:style-name="gr10" draw:text-style-name="P9" draw:layer="layout" svg:width="0.808cm" svg:height="0.559cm" svg:x="8.4cm" svg:y="8.516cm">
          <draw:text-box>
            <text:p><text:span text:style-name="T2">.../</text:span></text:p>
          </draw:text-box>
        </draw:frame>
        <draw:line draw:style-name="gr6" draw:text-style-name="P4" draw:layer="layout" svg:x1="10.352cm" svg:y1="9.234cm" svg:x2="9.911cm" svg:y2="9.234cm">
          <text:p/>
        </draw:line>
        <draw:line draw:style-name="gr6" draw:text-style-name="P4" draw:layer="layout" svg:x1="9.913cm" svg:y1="9.213cm" svg:x2="9.913cm" svg:y2="8.813cm">
          <text:p/>
        </draw:line>
        <draw:frame draw:style-name="gr10" draw:text-style-name="P9" draw:layer="layout" svg:width="0.6cm" svg:height="0.559cm" svg:x="10.4cm" svg:y="8.954cm">
          <draw:text-box>
            <text:p><text:span text:style-name="T2">...</text:span></text:p>
          </draw:text-box>
        </draw:frame>
        <draw:frame draw:style-name="gr12" draw:text-style-name="P10" draw:layer="layout" svg:width="3.2cm" svg:height="0.763cm" svg:x="10.8cm" svg:y="4.2cm">
          <draw:text-box>
            <text:p><text:span text:style-name="T3">Deploys to Container</text:span></text:p>
          </draw:text-box>
        </draw:frame>
        <draw:custom-shape draw:style-name="gr13" draw:text-style-name="P12" draw:layer="layout" svg:width="7.187cm" svg:height="0.622cm" svg:x="16.102cm" svg:y="8.078cm">
          <text:p text:style-name="P11"><text:span text:style-name="T4">&lt;issuer_did&gt;</text:span><text:span text:style-name="T5">:3:CL:</text:span><text:span text:style-name="T4">&lt;schema_seq_no&gt;</text:span><text:span text:style-name="T5">:</text:span><text:span text:style-name="T4">&lt;cred_def_id_tag&gt;</text:span></text:p>
          <draw:enhanced-geometry svg:viewBox="0 0 21600 21600" draw:mirror-horizontal="false" draw:mirror-vertical="false" draw:type="line-callout-3" draw:modifiers="-20881.8030050083 52283.7881219904 -745.242070116862 19207.70465489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3" draw:layer="layout" svg:width="7.5cm" svg:height="0.615cm" svg:x="15.797cm" svg:y="9.487cm">
          <text:p text:style-name="P11"><text:span text:style-name="T4">&lt;issuer_did&gt;:4:&lt;cd_id&gt;:CL_ACCUM:&lt;rev_reg_id_tag&gt;</text:span></text:p>
          <draw:enhanced-geometry svg:viewBox="0 0 21600 21600" draw:mirror-horizontal="false" draw:mirror-vertical="false" draw:type="line-callout-3" draw:modifiers="-13076.3364884682 45338.961038961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10" draw:layer="layout" svg:width="4.7cm" svg:height="0.763cm" svg:x="9.3cm" svg:y="13.909cm">
          <draw:text-box>
            <text:p><text:span text:style-name="T3">Deploys to Anchor Hosts</text:span></text:p>
          </draw:text-box>
        </draw:frame>
        <draw:line draw:style-name="gr6" draw:text-style-name="P4" draw:layer="layout" svg:x1="5.4cm" svg:y1="14.2cm" svg:x2="5.4cm" svg:y2="3.4cm">
          <text:p/>
        </draw:line>
        <draw:line draw:style-name="gr6" draw:text-style-name="P4" draw:layer="layout" svg:x1="10.178cm" svg:y1="16.202cm" svg:x2="10.179cm" svg:y2="15.402cm">
          <text:p/>
        </draw:line>
        <draw:line draw:style-name="gr6" draw:text-style-name="P4" draw:layer="layout" svg:x1="10.678cm" svg:y1="15.802cm" svg:x2="10.194cm" svg:y2="15.802cm">
          <text:p/>
        </draw:line>
        <draw:line draw:style-name="gr6" draw:text-style-name="P4" draw:layer="layout" svg:x1="10.678cm" svg:y1="16.202cm" svg:x2="10.181cm" svg:y2="16.203cm">
          <text:p/>
        </draw:line>
        <draw:frame draw:style-name="gr9" draw:text-style-name="P5" draw:layer="layout" svg:width="1.8cm" svg:height="0.559cm" svg:x="10.778cm" svg:y="15.54cm">
          <draw:text-box>
            <text:p><text:span text:style-name="T1">issuer.ini</text:span></text:p>
          </draw:text-box>
        </draw:frame>
        <draw:frame draw:style-name="gr9" draw:text-style-name="P5" draw:layer="layout" svg:width="1.8cm" svg:height="0.559cm" svg:x="10.778cm" svg:y="15.941cm">
          <draw:text-box>
            <text:p><text:span text:style-name="T1">prover.ini</text:span></text:p>
          </draw:text-box>
        </draw:frame>
        <draw:line draw:style-name="gr8" draw:text-style-name="P4" draw:layer="layout" svg:x1="7.788cm" svg:y1="12.001cm" svg:x2="5.388cm" svg:y2="12.001cm">
          <text:p/>
        </draw:line>
        <draw:frame draw:style-name="gr9" draw:text-style-name="P7" draw:layer="layout" svg:width="1.768cm" svg:height="0.559cm" svg:x="5.732cm" svg:y="11.727cm">
          <draw:text-box>
            <text:p text:style-name="P6"><text:span text:style-name="T1">src/admin/</text:span></text:p>
          </draw:text-box>
        </draw:frame>
        <draw:line draw:style-name="gr6" draw:text-style-name="P4" draw:layer="layout" svg:x1="7.79cm" svg:y1="12.799cm" svg:x2="7.778cm" svg:y2="12cm">
          <text:p/>
        </draw:line>
        <draw:line draw:style-name="gr6" draw:text-style-name="P4" draw:layer="layout" svg:x1="8.181cm" svg:y1="12.401cm" svg:x2="7.781cm" svg:y2="12.401cm">
          <text:p/>
        </draw:line>
        <draw:frame draw:style-name="gr9" draw:text-style-name="P5" draw:layer="layout" svg:width="1.612cm" svg:height="0.559cm" svg:x="8.178cm" svg:y="12.142cm">
          <draw:text-box>
            <text:p><text:span text:style-name="T1">delete.py</text:span></text:p>
          </draw:text-box>
        </draw:frame>
        <draw:line draw:style-name="gr8" draw:text-style-name="P4" draw:layer="layout" svg:x1="10.178cm" svg:y1="12.801cm" svg:x2="7.778cm" svg:y2="12.801cm">
          <text:p/>
        </draw:line>
        <draw:frame draw:style-name="gr9" draw:text-style-name="P15" draw:layer="layout" svg:width="1.212cm" svg:height="0.559cm" svg:x="8.178cm" svg:y="12.527cm">
          <draw:text-box>
            <text:p text:style-name="P14"><text:span text:style-name="T1">config/</text:span></text:p>
          </draw:text-box>
        </draw:frame>
        <draw:line draw:style-name="gr6" draw:text-style-name="P4" draw:layer="layout" svg:x1="10.19cm" svg:y1="13.199cm" svg:x2="10.19cm" svg:y2="12.799cm">
          <text:p/>
        </draw:line>
        <draw:line draw:style-name="gr6" draw:text-style-name="P4" draw:layer="layout" svg:x1="10.678cm" svg:y1="13.2cm" svg:x2="10.194cm" svg:y2="13.2cm">
          <text:p/>
        </draw:line>
        <draw:frame draw:style-name="gr9" draw:text-style-name="P5" draw:layer="layout" svg:width="1.8cm" svg:height="0.559cm" svg:x="10.778cm" svg:y="12.938cm">
          <draw:text-box>
            <text:p><text:span text:style-name="T1">admin.ini</text:span></text:p>
          </draw:text-box>
        </draw:frame>
        <draw:frame draw:style-name="gr12" draw:text-style-name="P10" draw:layer="layout" svg:width="4.1cm" svg:height="0.763cm" svg:x="9.91cm" svg:y="11.61cm">
          <draw:text-box>
            <text:p><text:span text:style-name="T3">Deploys to Tails Server Host</text:span></text:p>
          </draw:text-box>
        </draw:frame>
        <draw:frame draw:style-name="gr12" draw:text-style-name="P10" draw:layer="layout" svg:width="3.706cm" svg:height="0.763cm" svg:x="10.3cm" svg:y="6.301cm">
          <draw:text-box>
            <text:p><text:span text:style-name="T3">Aggregates on Container</text:span></text:p>
          </draw:text-box>
        </draw:frame>
        <draw:line draw:style-name="gr6" draw:text-style-name="P4" draw:layer="layout" svg:x1="7.788cm" svg:y1="15.39cm" svg:x2="7.788cm" svg:y2="14.19cm">
          <text:p/>
        </draw:line>
        <draw:line draw:style-name="gr6" draw:text-style-name="P4" draw:layer="layout" svg:x1="8.203cm" svg:y1="14.59cm" svg:x2="7.803cm" svg:y2="14.59cm">
          <text:p/>
        </draw:line>
        <draw:frame draw:style-name="gr9" draw:text-style-name="P5" draw:layer="layout" svg:width="1.278cm" svg:height="0.559cm" svg:x="8.21cm" svg:y="14.331cm">
          <draw:text-box>
            <text:p><text:span text:style-name="T1">sync.py</text:span></text:p>
          </draw:text-box>
        </draw:frame>
        <draw:line draw:style-name="gr6" draw:text-style-name="P4" draw:layer="layout" svg:x1="8.191cm" svg:y1="14.991cm" svg:x2="7.791cm" svg:y2="14.991cm">
          <text:p/>
        </draw:line>
        <draw:frame draw:style-name="gr9" draw:text-style-name="P5" draw:layer="layout" svg:width="2.3cm" svg:height="0.559cm" svg:x="8.188cm" svg:y="14.732cm">
          <draw:text-box>
            <text:p><text:span text:style-name="T1">multi_sync.py</text:span></text:p>
          </draw:text-box>
        </draw:frame>
        <draw:line draw:style-name="gr8" draw:text-style-name="P4" draw:layer="layout" svg:x1="10.188cm" svg:y1="15.391cm" svg:x2="7.788cm" svg:y2="15.391cm">
          <text:p/>
        </draw:line>
        <draw:frame draw:style-name="gr9" draw:text-style-name="P15" draw:layer="layout" svg:width="1.2cm" svg:height="0.559cm" svg:x="8.188cm" svg:y="15.117cm">
          <draw:text-box>
            <text:p text:style-name="P14"><text:span text:style-name="T1">config/</text:span></text:p>
          </draw:text-box>
        </draw:frame>
        <draw:path draw:style-name="gr15" draw:text-style-name="P16" draw:layer="layout" svg:width="1.888cm" svg:height="0.983cm" draw:transform="skewX (-0.679805743651791) rotate (0.555189235059396) translate (12.5cm 15.7cm)" svg:viewBox="0 0 1889 984" svg:d="M0 0c1464 0 1889 984 1889 984">
          <text:p/>
        </draw:path>
        <draw:frame draw:style-name="gr16" draw:text-style-name="P18" draw:layer="layout" svg:width="2.8cm" svg:height="0.463cm" svg:x="15.3cm" svg:y="14.937cm">
          <draw:text-box>
            <text:p text:style-name="P17"><text:span text:style-name="T6">Deploys to Issuer</text:span></text:p>
          </draw:text-box>
        </draw:frame>
        <draw:path draw:style-name="gr15" draw:text-style-name="P16" draw:layer="layout" svg:width="1.888cm" svg:height="0.983cm" draw:transform="skewX (-0.679805743651791) rotate (0.555189235059396) translate (12.5cm 16.178cm)" svg:viewBox="0 0 1889 984" svg:d="M0 0c1464 0 1889 984 1889 984">
          <text:p/>
        </draw:path>
        <draw:frame draw:style-name="gr17" draw:text-style-name="P18" draw:layer="layout" svg:width="3.6cm" svg:height="0.695cm" svg:x="15.3cm" svg:y="15.299cm">
          <draw:text-box>
            <text:p text:style-name="P17"><text:span text:style-name="T6">Deploys to Holder-Pro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9-01-14T07:20:50.861000000</dc:date>
    <meta:editing-duration>PT57M8S</meta:editing-duration>
    <meta:editing-cycles>15</meta:editing-cycles>
    <meta:generator>LibreOffice/5.4.0.3$Windows_X86_64 LibreOffice_project/7556cbc6811c9d992f4064ab9287069087d7f62c</meta:generator>
    <dc:creator>Stephen Klump</dc:creator>
    <meta:document-statistic meta:object-count="76"/>
  </office:meta>
</office:document-meta>
</file>